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orizontal_20_Line">
      <style:text-properties style:font-name="Aptos" fo:font-size="10pt" style:font-size-asian="10pt" style:font-size-complex="10pt"/>
    </style:style>
    <style:style style:name="P2" style:family="paragraph" style:parent-style-name="Horizontal_20_Line">
      <style:text-properties style:font-name="Aptos" fo:font-size="10pt" officeooo:paragraph-rsid="000850b6" style:font-size-asian="10pt" style:font-size-complex="10pt"/>
    </style:style>
    <style:style style:name="P3" style:family="paragraph" style:parent-style-name="Standard">
      <style:text-properties style:font-name="Aptos" fo:font-size="10pt" style:font-size-asian="10pt" style:font-size-complex="10pt"/>
    </style:style>
    <style:style style:name="P4" style:family="paragraph" style:parent-style-name="Text_20_body" style:list-style-name="L1"/>
    <style:style style:name="P5" style:family="paragraph" style:parent-style-name="Text_20_body" style:list-style-name="L1">
      <style:paragraph-properties fo:margin-top="0in" fo:margin-bottom="0in" style:contextual-spacing="false"/>
    </style:style>
    <style:style style:name="P6" style:family="paragraph" style:parent-style-name="Text_20_body">
      <style:text-properties style:font-name="Aptos" fo:font-size="10pt" style:font-size-asian="10pt" style:font-size-complex="10pt"/>
    </style:style>
    <style:style style:name="T1" style:family="text">
      <style:text-properties officeooo:rsid="000850b6"/>
    </style:style>
    <style:style style:name="T2" style:family="text">
      <style:text-properties style:font-name="Aptos"/>
    </style:style>
    <style:style style:name="T3" style:family="text">
      <style:text-properties style:font-name="Aptos" officeooo:rsid="000850b6"/>
    </style:style>
    <style:style style:name="T4" style:family="text">
      <style:text-properties style:font-name="Aptos" fo:font-size="14pt" style:font-size-asian="14pt" style:font-size-complex="14pt"/>
    </style:style>
    <style:style style:name="T5" style:family="text">
      <style:text-properties style:font-name="Aptos" fo:font-size="14pt" officeooo:rsid="000850b6" style:font-size-asian="14pt" style:font-size-complex="14pt"/>
    </style:style>
    <style:style style:name="T6" style:family="text">
      <style:text-properties style:font-name="Aptos" fo:font-size="12pt" style:font-size-asian="12pt" style:font-size-complex="12pt"/>
    </style:style>
    <style:style style:name="T7" style:family="text">
      <style:text-properties style:font-name="Aptos" fo:font-size="12pt" officeooo:rsid="000850b6" style:font-size-asian="12pt" style:font-size-complex="12pt"/>
    </style:style>
    <style:style style:name="T8" style:family="text">
      <style:text-properties style:font-name="Aptos" fo:font-size="10pt" style:font-size-asian="10pt" style:font-size-complex="10pt"/>
    </style:style>
    <style:style style:name="T9" style:family="text">
      <style:text-properties style:font-name="Aptos" fo:font-size="10pt" officeooo:rsid="000850b6" style:font-size-asian="10pt" style:font-size-complex="10pt"/>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ext:span text:style-name="T8">De :</text:span></text:span><text:span text:style-name="T8"> </text:span><text:span text:style-name="T9">Jean-Baptiste GOSSOT</text:span><text:span text:style-name="T8"><text:line-break/></text:span><text:span text:style-name="Strong_20_Emphasis"><text:span text:style-name="T8">À :</text:span></text:span><text:span text:style-name="T8"> Jean Lemoine (Security Manager, InnovTech)<text:line-break/></text:span><text:span text:style-name="Strong_20_Emphasis"><text:span text:style-name="T8">Cc :</text:span></text:span><text:span text:style-name="T8"> </text:span><text:span text:style-name="T9">Guillaume Devoille</text:span><text:span text:style-name="T8"><text:line-break/></text:span><text:span text:style-name="Strong_20_Emphasis"><text:span text:style-name="T8">Date :</text:span></text:span><text:span text:style-name="T8"> </text:span><text:span text:style-name="T9">26 Avril 2024</text:span><text:span text:style-name="T8"><text:line-break/></text:span><text:span text:style-name="Strong_20_Emphasis"><text:span text:style-name="T8">Objet :</text:span></text:span><text:span text:style-name="T8"> Réponse concernant le problème de sécurité signalé</text:span></text:p>
      <text:p text:style-name="Text_20_body"><text:span text:style-name="Strong_20_Emphasis"><text:span text:style-name="T8">Pièce jointe :</text:span></text:span><text:span text:style-name="T8"> Rapport d’audit corrigé - Projet "CyberSécur"</text:span></text:p>
      <text:p text:style-name="P1"/>
      <text:p text:style-name="Text_20_body"><text:span text:style-name="Strong_20_Emphasis"><text:span text:style-name="T8">Cher Monsieur Lemoine,</text:span></text:span></text:p>
      <text:p text:style-name="P6">Je vous remercie pour votre retour concernant notre audit du projet "CyberSécur" et pour avoir porté ce problème à notre attention.</text:p>
      <text:p text:style-name="P6">Avant toute chose, je tiens à vous présenter mes excuses pour l’omission de cette faille critique dans le rapport initial. Bien que nous ayons effectué une analyse approfondie et corrigé plusieurs vulnérabilités identifiées, il apparaît que cette faille a échappé à notre attention lors des étapes de validation.</text:p>
      <text:p text:style-name="P6">Pour remédier à cette situation, nous avons immédiatement pris les mesures suivantes :</text:p>
      <text:list text:style-name="L1">
        <text:list-item>
          <text:p text:style-name="P5"><text:span text:style-name="Strong_20_Emphasis"><text:span text:style-name="T8">Analyse approfondie du problème signalé :</text:span></text:span><text:span text:style-name="T8"> Notre équipe a d’ores et déjà analysé la faille identifiée et a mis en place les correctifs nécessaires pour en atténuer les risques.</text:span></text:p>
        </text:list-item>
        <text:list-item>
          <text:p text:style-name="P5"><text:span text:style-name="Strong_20_Emphasis"><text:span text:style-name="T8">Mise à jour du rapport :</text:span></text:span><text:span text:style-name="T8"> Nous avons révisé et complété le rapport d’audit en incluant cette faille ainsi que les actions correctives entreprises. Veuillez trouver ce rapport mis à jour en pièce jointe.</text:span></text:p>
        </text:list-item>
        <text:list-item>
          <text:p text:style-name="P4"><text:span text:style-name="Strong_20_Emphasis"><text:span text:style-name="T8">Renforcement de nos processus :</text:span></text:span><text:span text:style-name="T8"> Pour éviter que ce type d’omission ne se reproduise, nous avons instauré des contrôles supplémentaires dans nos processus de revue et de validation des audits.</text:span></text:p>
        </text:list-item>
      </text:list>
      <text:p text:style-name="P6">Nous comprenons pleinement l'importance que vous accordez à ce projet et la nécessité de répondre aux attentes de vos supérieurs. N’hésitez pas à leur transmettre ces informations pour expliquer les démarches que nous avons entreprises.</text:p>
      <text:p text:style-name="P6">Nous restons à votre disposition pour toute question supplémentaire ou pour organiser une réunion afin de discuter des prochaines étapes.</text:p>
      <text:p text:style-name="P6">Je vous remercie pour votre compréhension et pour la confiance que vous continuez à accorder à notre expertise.</text:p>
      <text:p text:style-name="P6">Cordialement,</text:p>
      <text:p text:style-name="P2"/>
      <text:p text:style-name="Text_20_body"><text:span text:style-name="T9">Jean-Baptiste GOSSOT</text:span><text:span text:style-name="T8"><text:line-break/>Analyste en sécurité informatique<text:line-break/></text:span><text:span text:style-name="T9">Epitech Nancy</text:span><text:span text:style-name="T8"><text:line-break/></text:span><text:a xlink:type="simple" xlink:href="mailto:jean-baptiste.gossot@epitech.eu" text:style-name="Internet_20_link" text:visited-style-name="Visited_20_Internet_20_Link"><text:span text:style-name="T9">jean-baptiste.gossot@epitech.eu</text:span></text:a><text:span text:style-name="T9"> | +33.6.38.40.44.06 </text:span></text:p>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7T10:20:30.853284543</meta:creation-date>
    <dc:date>2025-01-17T10:25:34.261657446</dc:date>
    <meta:editing-duration>PT5M4S</meta:editing-duration>
    <meta:editing-cycles>1</meta:editing-cycles>
    <meta:document-statistic meta:table-count="0" meta:image-count="0" meta:object-count="0" meta:page-count="1" meta:paragraph-count="14" meta:word-count="304" meta:character-count="1978" meta:non-whitespace-character-count="1690"/>
    <meta:generator>LibreOffice/24.2.7.2$Linux_X86_64 LibreOffice_project/420$Build-2</meta:generator>
  </office:meta>
</office:document-meta>
</file>